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1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6bfdf"/>
    </style:style>
    <style:style style:name="P4" style:family="paragraph" style:parent-style-name="Standard">
      <style:paragraph-properties fo:text-align="justify" style:justify-single-word="false"/>
      <style:text-properties officeooo:rsid="0006bfdf" officeooo:paragraph-rsid="0006bfdf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rcicios. <text:s/>FOL . 2ª Evaluación.</text:p>
      <text:p text:style-name="Standard"/>
      <text:p text:style-name="Standard"><text:span text:style-name="T1">NÓMINAS: </text:span></text:p>
      <text:p text:style-name="P2">Ana recibe en enero su salario base de 1170 euros , un plus de convenio de 117 euros , un plus de transporte de 65 euros y horas extras por fuerza mayor de 50 euros. Tiene derecho a dos pagas extraordinarias de salario base más plus de convenio en junio y diciembre . Su tipo de retención es de 10,94% . su contrato es indefinido. Confecciona su nómina de Enero</text:p>
      <text:p text:style-name="P2">Lucas recibe en junio su salario base de 4170 euros , un plus de convenio de 217 euros , un plus de transporte de 90 euros y horas extras normales de 150 euros. Tiene derecho a dos pagas extraordinarias de salario base más plus de convenio en junio y diciembre . Su tipo de retención es de 20,94% . su contrato es indefinido. Confecciona su nómina de diciembre.</text:p>
      <text:p text:style-name="P2"/>
      <text:p text:style-name="P2">Roberto es jefe de taller. Con el siguiente salario mensual.</text:p>
      <text:p text:style-name="P2">Salario base: 2.100 euros.</text:p>
      <text:p text:style-name="P2">Antigüedad 10 años que supone un 2% de salario base por trienio. ( 3 años) y un 4% de salario base por quinquenio ( 5 años)</text:p>
      <text:p text:style-name="P2">Plus idiomas: 160 euros</text:p>
      <text:p text:style-name="P2">Plus puntualidad: 75 euros </text:p>
      <text:p text:style-name="P2">Tiene derecho a 3 pagas extraordinarias prorrateadas mes a mes del 2250</text:p>
      <text:p text:style-name="P2"><text:s/>Su contrato es indefinido y su irpf ES DE 24,08%. Confecciona su nómina de agosto</text:p>
      <text:p text:style-name="P2"/>
      <text:p text:style-name="P2"><text:span text:style-name="T1">DESEMPLEO.</text:span></text:p>
      <text:p text:style-name="P2"/>
      <text:p text:style-name="P2">Señala la duración de la prestación de desempleo para los siguientes periodos de cotización:</text:p>
      <text:list text:style-name="WWNum1">
        <text:list-item>
          <text:p text:style-name="P1">130 días. </text:p>
        </text:list-item>
        <text:list-item>
          <text:p text:style-name="P1">399 días.</text:p>
        </text:list-item>
        <text:list-item>
          <text:p text:style-name="P1">600 días.</text:p>
        </text:list-item>
        <text:list-item>
          <text:p text:style-name="P1">359 días.</text:p>
        </text:list-item>
        <text:list-item>
          <text:p text:style-name="P1">4 años y 400 días.</text:p>
        </text:list-item>
        <text:list-item>
          <text:p text:style-name="P1">22 meses.</text:p>
        </text:list-item>
      </text:list>
      <text:p text:style-name="P2">Rodrigo ha sido despedido y tiene acreditados en los últimos 6 años 2160 días. <text:s/>Sus Bases de cotización de los últimos 180 días son de 13.800 euros, está casado y tiene 3 hijos. <text:s/>Calcula su desempleo en tiempo y cantidad.</text:p>
      <text:p text:style-name="P2"/>
      <text:p text:style-name="P2">Lucia ha trabajado 21 meses y ha finalizado su contrato. Su salario era de 1.700 euros más dos pagas extraordinarias de 1.700 euros en junio y diciembre. No tiene hijos calcula su desempleo.</text:p>
      <text:p text:style-name="P3"><text:soft-page-break/>Ana recibe en enero su salario base de 1170 euros , un plus de convenio de 117 euros , un plus de transporte de 65 euros y horas extras por fuerza mayor de 50 euros. Tiene derecho a dos pagas extraordinarias de salario base más plus de convenio en junio y diciembre . Su tipo de retención es de 10,94% . su contrato es indefinido. Confecciona su nómina de Enero</text:p>
      <text:p text:style-name="P4">Devengos = bruto = 1170 + 117 + 65 +50 = 1402$</text:p>
      <text:p text:style-name="P4">BCCC = 1170+117+65(2*(1170+117)/12) = 1566,5$</text:p>
      <text:p text:style-name="P4">BCCP = 1566,5 + 50 = 1616,5$</text:p>
      <text:p text:style-name="P4">BHE = 50$</text:p>
      <text:p text:style-name="P4">BIRPF = 1402$</text:p>
      <text:p text:style-name="P4">Deducciones:</text:p>
      <text:p text:style-name="P4">BCCC * 4,7% = 1566,5 * 4,7% = 73,62$</text:p>
      <text:p text:style-name="P4">BCCP * 1,55% = 1627,33 *1,55% = 25,05$</text:p>
      <text:p text:style-name="P4">BCCP * 0,1% = 1616,5 * 0,1% = 1,61$</text:p>
      <text:p text:style-name="P4">BHE = 50 * 2% = 1$</text:p>
      <text:p text:style-name="P4">BIRPF = 1402 * 10.94% = 153,37$</text:p>
      <text:p text:style-name="P4">Total = 254,67$</text:p>
      <text:p text:style-name="P4">Sueldo = 1402 – 254,67 = 1147,32$</text:p>
      <text:p text:style-name="P4"/>
      <text:p text:style-name="P3">Lucas recibe en junio su salario base de 4170 euros , un plus de convenio de 217 euros , un plus de transporte de 90 euros y horas extras normales de 150 euros. Tiene derecho a dos pagas extraordinarias de salario base más plus de convenio en junio y diciembre . Su tipo de retención es de 20,94% . su contrato es indefinido. Confecciona su nómina de diciembre.</text:p>
      <text:p text:style-name="P4">Devengos =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esor</meta:initial-creator>
    <meta:editing-cycles>2</meta:editing-cycles>
    <meta:print-date>2023-02-01T12:17:00</meta:print-date>
    <meta:creation-date>2023-02-01T12:00:00</meta:creation-date>
    <dc:date>2023-02-01T14:01:26.920000000</dc:date>
    <meta:editing-duration>PT48M29S</meta:editing-duration>
    <meta:generator>LibreOffice/7.4.1.2$Windows_X86_64 LibreOffice_project/3c58a8f3a960df8bc8fd77b461821e42c061c5f0</meta:generator>
    <meta:document-statistic meta:table-count="0" meta:image-count="0" meta:object-count="0" meta:page-count="2" meta:paragraph-count="37" meta:word-count="548" meta:character-count="2851" meta:non-whitespace-character-count="2337"/>
    <meta:user-defined meta:name="AppVersion">16.0000</meta:user-defined>
    <meta:template xlink:type="simple" xlink:actuate="onRequest" xlink:title="Normal" xlink:href=""/>
  </office:meta>
</office:document-meta>
</file>